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aab" officeooo:paragraph-rsid="000e8aab"/>
    </style:style>
    <style:style style:name="P2" style:family="paragraph" style:parent-style-name="Standard">
      <style:text-properties officeooo:paragraph-rsid="000e8aab"/>
    </style:style>
    <style:style style:name="P3" style:family="paragraph" style:parent-style-name="Standard">
      <style:text-properties officeooo:rsid="000ea305" officeooo:paragraph-rsid="000ea305"/>
    </style:style>
    <style:style style:name="P4" style:family="paragraph" style:parent-style-name="Text_20_body">
      <style:text-properties officeooo:rsid="000e8aab" officeooo:paragraph-rsid="000e8aab"/>
    </style:style>
    <style:style style:name="P5" style:family="paragraph" style:parent-style-name="Text_20_body">
      <style:paragraph-properties fo:break-before="page"/>
      <style:text-properties officeooo:rsid="000e8aab" officeooo:paragraph-rsid="000e8aab"/>
    </style:style>
    <style:style style:name="T1" style:family="text">
      <style:text-properties officeooo:rsid="000e8aab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 RESPIRAÇÃO</text:h>
      <text:p text:style-name="P2"><text:span text:style-name="T1">P</text:span><text:a xlink:type="simple" xlink:href="http://luzdasestrelas.com.br/wp-content/uploads/2018/06/download-2.jpg" text:style-name="Internet_20_link" text:visited-style-name="Visited_20_Internet_20_Link">or Eckhart Tolle</text:a></text:p>
      <text:p text:style-name="Text_20_body">Podemos descobrir o espaço interior criando lacunas no fluxo de pensamentos.</text:p>
      <text:p text:style-name="Text_20_body">Sem elas, o pensamento se torna repetitivo, desprovido de inspiração, sem nenhuma centelha criativa – e é assim que ele é para a maioria das pessoas. Não precisamos nos preocupar com a duração dessas lacunas.</text:p>
      <text:p text:style-name="P4">Alguns segundos bastam. Aos poucos, elas irão aumentar por si mesmas, sem nenhum esforço de nossa parte. Mais importante do que fazer com que sejam longas é criá-las com frequencia para que nossas atividades diárias e nosso fluxo de pensamento sejam entremeados por espaços.</text:p>
      <text:p text:style-name="Text_20_body">Certa ocasião alguém me mostrou a programação anual de uma grande organização espiritual. Quando a examinei, fiquei impressionado pela rica seleção de seminários e palestras interessantes. A pessoa me perguntou se eu poderia recomendar uma ou duas atividades. “Não sei, não. Todas elas me parecem muito interessantes. Mas eu conheço esta: <text:span text:style-name="T2">tome consciência da sua respiração sempre que puder, toda vez que se lembrar</text:span>. Faça isso durante um ano e terá uma experiência transformadora bem mais forte do que a participação em qualquer uma dessas atividades. E é de graça.”</text:p>
      <text:p text:style-name="P4">Tomar consciência da respiração faz com que a atenção se afaste do pensamento e produz <text:span text:style-name="T2">espaço</text:span>. É uma maneira de gerar consciência. Embora a plenitude da consciência já esteja presente como o não-manifestado, estamos aqui para levar a consciência a essa dimensão.</text:p>
      <text:p text:style-name="Text_20_body">Tome consciência da sua respiração. Observe a sensação do ato de respirar. Sinta o movimento de entrada e saída do ar ocorrendo em seu corpo. Veja como o peito e o abdômen se expande e se contrai ligeiramente quando você inspira e expira. Basta uma respiração consciente para produzir espaço onde antes havia a sucessão ininterrupta de pensamentos.</text:p>
      <text:p text:style-name="Text_20_body"><text:span text:style-name="T2">Uma respiração consciente (duas ou três seria ainda melhor) feita muitas vezes ao dia é uma maneira excelente de criar espaços em sua vida</text:span>. Mesmo que você medite sobre sua respiração por duas horas ou mais, o que é uma prática adotada por algumas pessoas, <text:span text:style-name="T2">uma respiração basta para deixá-lo consciente</text:span>. O resto são lembranças ou expectativas, isto é, pensamentos.</text:p>
      <text:p text:style-name="Text_20_body">Na verdade, respirar não é algo que façamos, mas algo que testemunhamos. A respiração acontece por si mesma. Ela é produzida pela inteligência inerente ao corpo. Portanto, basta observá-la. Essa atividade não envolve nem tensão nem esforço. Além disso, note a breve suspensão do fôlego – sobretudo no ponto de parada no fim da expiração – antes de começar a inspirar de novo. Muitas pessoas têm a respiração curta, o que não é natural. Quanto mais tomamos consciência da respiração, mais sua profundidade se estabelece sozinha.</text:p>
      <text:p text:style-name="P1"/>
      <text:p text:style-name="P5">Como a respiração não tem forma própria, ela tem sido equiparada ao espírito – a Vida sem uma forma específica – desde tempos ancestrais. “O Senhor Deus formou, pois, o homem do barro da terra, e inspirou-lhe nas narinas um sopro de vida; e o homem se tornou um ser vivente.” A palavra alemã para respiração – atmen – tem origem no termo sânscrito Atman, que significa o espírito divino que nos habita, ou o Deus interior.</text:p>
      <text:p text:style-name="Text_20_body">O fato de a respiração não ter forma é uma das razões pelas quais a consciência da respiração é uma maneira eficaz de criar espaços na nossa vida, de produzir consciência. Ela é um excelente objeto de meditação justamente porque não é um objeto, não tem contorno nem forma.</text:p>
      <text:p text:style-name="Text_20_body">O outro motivo é que a respiração é um dos mais sutis e aparentemente insignificantes fenômenos, a “menor coisa”, que, segundo Nietzsche, constitui a “melhor felicidade”. Cabe a você decidir se vai ou não praticar a consciência da respiração como verdadeira meditação formal. No entanto, a meditação formal não substitui o empenho em criar a consciência do espaço na sua vida cotidiana.</text:p>
      <text:p text:style-name="Text_20_body"><text:span text:style-name="T2">Ao tomarmos consciência da respiração, nos vemos forçados a nos concentrar no momento presente – o segredo de toda a transformação interior, espiritual</text:span>. Sempre que nos tornamos conscientes da respiração, estamos absolutamente no presente. Percebemos também que não conseguimos pensar e nos manter conscientes da respiração ao mesmo tempo.</text:p>
      <text:p text:style-name="Text_20_body">A respiração consciente suspende a atividade mental. No entanto, longe de estarmos em transe ou semi-despertos, permanecemos acordados e alerta. Não ficamos abaixo do nível do pensamento, e sim acima dele. E, se observarmos com mais atenção, veremos que essas duas coisas – nosso pleno estado de presença e a interrupção do pensamento sem a perda da consciência – são, na verdade a mesma coisa: o surgimento da consciência do espaço.</text:p>
      <text:p text:style-name="Text_20_body">Visite nossos canais no youtube:</text:p>
      <text:p text:style-name="Text_20_body"><text:a xlink:type="simple" xlink:href="https://www.youtube.com/channel/UCaQFCDcpr7unssAGNhMEQ4Q?view_as=subscriber" text:style-name="Internet_20_link" text:visited-style-name="Visited_20_Internet_20_Link">Luz Das Estrelas</text:a></text:p>
      <text:p text:style-name="Text_20_body"><text:a xlink:type="simple" xlink:href="https://www.youtube.com/channel/UC_jiyNdF8b_HkLP7kwOccAA" text:style-name="Internet_20_link" text:visited-style-name="Visited_20_Internet_20_Link">Dafne Lima Luz Das Estrelas</text:a></text:p>
      <text:p text:style-name="Text_20_body">Compartilhe com Ética mantendo todos os créditos:</text:p>
      <text:p text:style-name="Text_20_body"><text:a xlink:type="simple" xlink:href="http://luzdasestrelas.com.br/" text:style-name="Internet_20_link" text:visited-style-name="Visited_20_Internet_20_Link">http://luzdasestrelas.com.br</text:a></text:p>
      <text:p text:style-name="Text_20_body">https://www.decoracaoacoracao.blog.br/<text:span text:style-name="T3">(pg. 211 do livro O Despertar de uma Nova Consciência de Eckhart Tolle – Ed. Sextante)</text:span></text:p>
      <text:p text:style-name="P3"><text:a xlink:type="simple" xlink:href="http://luzdasestrelas.com.br/uncategorized/a-respiracao/" text:style-name="Internet_20_link" text:visited-style-name="Visited_20_Internet_20_Link">http://luzdasestrelas.com.br/uncategorized/a-respiracao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8:16:25.097118483</meta:creation-date>
    <dc:date>2018-06-22T08:17:45.708528629</dc:date>
    <meta:editing-duration>PT1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766" meta:character-count="4837" meta:non-whitespace-character-count="4082"/>
  </office:meta>
</office:document-meta>
</file>